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style:style>
    <style:style style:name="T1" style:family="text">
      <style:text-properties style:text-underline-style="none"/>
    </style:style>
    <style:style style:name="T2" style:family="text">
      <style:text-properties fo:color="#000000" style:font-name="Times New Roman" fo:font-size="12pt" fo:letter-spacing="normal" fo:font-style="normal" fo:font-weight="normal" style:font-style-asian="normal" style:font-style-complex="normal"/>
    </style:style>
    <style:style style:name="T3" style:family="text">
      <style:text-properties fo:color="#000000" style:font-name="Times New Roman" fo:font-size="12pt" fo:letter-spacing="normal" fo:font-style="normal" fo:font-weight="normal" style:font-style-asian="normal" style:font-name-complex="Times New Roman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dren FLOCH</text:p>
      <text:p text:style-name="Standard">520 Route du Guillermet</text:p>
      <text:p text:style-name="Standard">38850 CHARAVINES</text:p>
      <text:p text:style-name="Standard">06 72 37 11 66</text:p>
      <text:p text:style-name="Standard"><text:a xlink:type="simple" xlink:href="mailto:a.floch@outlook.fr" text:style-name="Internet_20_link" text:visited-style-name="Visited_20_Internet_20_Link">a.floch@outlook.fr</text:a></text:p>
      <text:p text:style-name="P1"/>
      <text:p text:style-name="P2"><text:tab/><text:tab/><text:tab/><text:tab/><text:tab/><text:tab/><text:tab/><text:tab/></text:p>
      <text:p text:style-name="P2"/>
      <text:p text:style-name="P2"><text:tab/><text:tab/><text:tab/><text:tab/><text:tab/><text:tab/><text:tab/><text:tab/>ECEDI <text:s text:c="37"/></text:p>
      <text:p text:style-name="P2"><text:tab/><text:tab/><text:tab/><text:tab/><text:tab/><text:tab/><text:tab/><text:tab/>30 Boulevard Gambetta </text:p>
      <text:p text:style-name="P6"><text:span text:style-name="T1"><text:tab/><text:tab/><text:tab/><text:tab/><text:tab/><text:tab/><text:tab/><text:tab/>38000 GRENOBLE</text:span> <text:s text:c="26"/></text:p>
      <text:p text:style-name="P5"/>
      <text:p text:style-name="P5"/>
      <text:p text:style-name="P5"/>
      <text:p text:style-name="P2"><text:tab/><text:tab/><text:tab/><text:tab/><text:tab/><text:tab/><text:tab/><text:tab/>Charavines, le 21 novembre 2022 <text:s text:c="17"/></text:p>
      <text:p text:style-name="P5"/>
      <text:p text:style-name="Standard"/>
      <text:p text:style-name="P3">Objet :<text:span text:style-name="T1"> Candidature spontanée stage</text:span></text:p>
      <text:p text:style-name="P1">non rémunéré développeur web</text:p>
      <text:p text:style-name="P1"/>
      <text:p text:style-name="P4">A l'attention du Service des Ressources humaines.</text:p>
      <text:p text:style-name="P1"><text:tab/><text:tab/><text:tab/><text:tab/><text:tab/><text:tab/><text:tab/><text:tab/><text:tab/></text:p>
      <text:p text:style-name="P1"/>
      <text:p text:style-name="P1">Madame, Monsieur,</text:p>
      <text:p text:style-name="P1"/>
      <text:p text:style-name="P1"/>
      <text:p text:style-name="P1"><text:span text:style-name="Emphasis"><text:span text:style-name="T2">Ayant effectué une formation à la Wild Code School, je suis actuellement à la recherche d'un stage de 6 mois dans le développement web afin de compléter mes connaissances en programmation et de me former au métier de développeur. Relevant du statut de stagiaire de la formation professionnelle continue, ce stage, qui aura lieu à partir de novembre ou décembre 2022, ne comprend aucune obligation de rémunération quelle que soit sa durée. Par la présente, je me permets de vous adresser ma candidature.</text:span></text:span></text:p>
      <text:p text:style-name="P1"><text:span text:style-name="Emphasis"><text:span text:style-name="T2"/></text:span></text:p>
      <text:p text:style-name="P1"><text:span text:style-name="Emphasis"><text:span text:style-name="T2">Au cours de ma formation j'ai pu travailler sur plusieurs projets qui m'ont permis d'acquérir une solide maîtrise des langages de programmation (HTML, CSS, Javascript/React, Node.js/Express et MySQL). Ces premières expériences m'ont permis de me familiariser avec le travail en équipe et les conditions du métier. </text:span></text:span></text:p>
      <text:p text:style-name="P1"><text:span text:style-name="Emphasis"><text:span text:style-name="T2"/></text:span></text:p>
      <text:p text:style-name="P1"><text:span text:style-name="Emphasis"><text:span text:style-name="T2">Fort de ma passion pour ce domaine, je suis très investi dans mon travail et ne ménage pas mes efforts pour assister mes collaborateurs ou trouver des solutions aux problèmes rencontrés. Organisé, efficace et doté d'un bon esprit d'analyse, je prendrai soin d'assimiler les différents besoins de votre entreprise et saurai facilement m'intégrer.</text:span></text:span></text:p>
      <text:p text:style-name="P1"><text:span text:style-name="Emphasis"><text:span text:style-name="T2"/></text:span></text:p>
      <text:p text:style-name="P1"><text:span text:style-name="Emphasis"><text:span text:style-name="T2">En espérant que ma candidature vous intéresse, je reste à votre disposition pour un éventuel entretien et vous remercie pour votre considération.</text:span></text:span></text:p>
      <text:p text:style-name="P1"><text:span text:style-name="Emphasis"><text:span text:style-name="T2"/></text:span></text:p>
      <text:p text:style-name="P1"><text:span text:style-name="Emphasis"><text:span text:style-name="T3">Je vous prie d’agréer, Madame, Monsieur, mes sincères salutations.</text:span></text:span></text:p>
      <text:p text:style-name="P1"><text:span text:style-name="Emphasis"><text:span text:style-name="T3"/></text:span></text:p>
      <text:p text:style-name="P1"><text:span text:style-name="Emphasis"><text:span text:style-name="T3"><text:tab/><text:tab/><text:tab/><text:tab/><text:tab/><text:tab/><text:tab/><text:tab/></text:span></text:span></text:p>
      <text:p text:style-name="P1"><text:span text:style-name="Emphasis"><text:span text:style-name="T3"/></text:span></text:p>
      <text:p text:style-name="P1"><text:span text:style-name="Emphasis"><text:span text:style-name="T3"><text:tab/><text:tab/><text:tab/><text:tab/><text:tab/><text:tab/><text:tab/><text:tab/><text:tab/>Audren FLO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1M30S</meta:editing-duration>
    <meta:editing-cycles>125</meta:editing-cycles>
    <meta:generator>OpenOffice/4.1.9$Win32 OpenOffice.org_project/419m1$Build-9805</meta:generator>
    <dc:date>2022-11-21T09:48:57.65</dc:date>
    <dc:creator>Audren FLOCH</dc:creator>
    <meta:printed-by>Audren FLOCH</meta:printed-by>
    <meta:print-date>2022-11-17T11:56:51.04</meta:print-date>
    <meta:document-statistic meta:table-count="0" meta:image-count="0" meta:object-count="0" meta:page-count="1" meta:paragraph-count="22" meta:word-count="258" meta:character-count="1817"/>
    <meta:user-defined meta:name="Info 1"/>
    <meta:user-defined meta:name="Info 2"/>
    <meta:user-defined meta:name="Info 3"/>
    <meta:user-defined meta:name="Info 4"/>
  </office:meta>
</office:document-meta>
</file>